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5cm" fo:min-width="2.5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5cm" fo:min-width="4.5cm"/>
    </style:style>
    <style:style style:name="gr3" style:family="graphic" style:parent-style-name="standard">
      <style:graphic-properties draw:fill-color="#ffdbb6" draw:textarea-horizontal-align="justify" draw:textarea-vertical-align="middle" draw:auto-grow-height="false" fo:min-height="3.25cm" fo:min-width="10.5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15.581cm" fo:min-width="5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12.5cm" fo:min-width="9.5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12cm" fo:min-width="12.5cm"/>
    </style:style>
    <style:style style:name="gr7" style:family="graphic" style:parent-style-name="standard">
      <style:graphic-properties draw:textarea-horizontal-align="justify" draw:textarea-vertical-align="middle" draw:auto-grow-height="false" fo:min-height="1cm" fo:min-width="4cm"/>
      <style:paragraph-properties style:writing-mode="lr-tb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1cm" fo:min-width="4cm"/>
      <style:paragraph-properties style:writing-mode="lr-tb"/>
    </style:style>
    <style:style style:name="gr9" style:family="graphic" style:parent-style-name="standard">
      <style:graphic-properties draw:fill-color="#77bc65" draw:textarea-horizontal-align="justify" draw:textarea-vertical-align="middle" draw:auto-grow-height="false" fo:min-height="1cm" fo:min-width="4cm"/>
      <style:paragraph-properties style:writing-mode="lr-tb"/>
    </style:style>
    <style:style style:name="gr10" style:family="graphic" style:parent-style-name="standard">
      <style:graphic-properties draw:fill-color="#ffff38" draw:textarea-horizontal-align="justify" draw:textarea-vertical-align="middle" draw:auto-grow-height="false" fo:min-height="1cm" fo:min-width="4cm"/>
      <style:paragraph-properties style:writing-mode="lr-tb"/>
    </style:style>
    <style:style style:name="gr11" style:family="graphic" style:parent-style-name="objectwithoutfill">
      <style:graphic-properties svg:stroke-color="#5983b0" draw:marker-end="Extrémités_20_de_20_flèche_20_1" draw:marker-end-width="0.3cm" draw:fill="none" draw:fill-color="#cccccc" draw:textarea-vertical-align="middle"/>
    </style:style>
    <style:style style:name="gr12" style:family="graphic" style:parent-style-name="objectwithoutfill">
      <style:graphic-properties svg:stroke-color="#5983b0" draw:marker-end="Extrémités_20_de_20_flèche_20_3" draw:marker-end-width="0.3cm" draw:fill="none" draw:fill-color="#cccccc" draw:textarea-vertical-align="middle"/>
    </style:style>
    <style:style style:name="gr13" style:family="graphic" style:parent-style-name="objectwithoutfill">
      <style:graphic-properties svg:stroke-color="#5983b0" draw:marker-end="Extrémités_20_de_20_flèche_20_5" draw:marker-end-width="0.3cm" draw:fill="none" draw:fill-color="#cccccc" draw:textarea-vertical-align="middle"/>
    </style:style>
    <style:style style:name="gr14" style:family="graphic" style:parent-style-name="objectwithoutfill">
      <style:graphic-properties svg:stroke-color="#5983b0" draw:marker-end="Extrémités_20_de_20_flèche_20_10" draw:marker-end-width="0.3cm" draw:fill="none" draw:fill-color="#cccccc" draw:textarea-vertical-align="middle"/>
    </style:style>
    <style:style style:name="gr15" style:family="graphic" style:parent-style-name="objectwithoutfill">
      <style:graphic-properties svg:stroke-color="#5983b0" draw:marker-end="Extrémités_20_de_20_flèche_20_12" draw:marker-end-width="0.3cm" draw:fill="none" draw:fill-color="#cccccc" draw:textarea-vertical-align="middle"/>
    </style:style>
    <style:style style:name="gr16" style:family="graphic" style:parent-style-name="objectwithoutfill">
      <style:graphic-properties svg:stroke-color="#5983b0" draw:marker-end="Extrémités_20_de_20_flèche_20_14" draw:marker-end-width="0.3cm" draw:fill="none" draw:fill-color="#cccccc" draw:textarea-vertical-align="middle"/>
    </style:style>
    <style:style style:name="gr17" style:family="graphic" style:parent-style-name="objectwithoutfill">
      <style:graphic-properties svg:stroke-color="#5983b0" draw:marker-end="Extrémités_20_de_20_flèche_20_15" draw:marker-end-width="0.3cm" draw:fill="none" draw:fill-color="#cccccc" draw:textarea-vertical-align="middle"/>
    </style:style>
    <style:style style:name="gr18" style:family="graphic" style:parent-style-name="objectwithoutfill">
      <style:graphic-properties svg:stroke-color="#5983b0" draw:marker-end="Extrémités_20_de_20_flèche_20_18" draw:marker-end-width="0.3cm" draw:fill="none" draw:fill-color="#cccccc" draw:textarea-vertical-align="middle"/>
    </style:style>
    <style:style style:name="gr19" style:family="graphic" style:parent-style-name="objectwithoutfill">
      <style:graphic-properties svg:stroke-color="#5983b0" draw:marker-end="Extrémités_20_de_20_flèche_20_19" draw:marker-end-width="0.3cm" draw:fill="none" draw:fill-color="#cccccc" draw:textarea-vertical-align="middle"/>
    </style:style>
    <style:style style:name="gr20" style:family="graphic" style:parent-style-name="objectwithoutfill">
      <style:graphic-properties svg:stroke-color="#5983b0" draw:marker-end="Extrémités_20_de_20_flèche_20_20" draw:marker-end-width="0.3cm" draw:fill="none" draw:fill-color="#cccccc" draw:textarea-vertical-align="middle"/>
    </style:style>
    <style:style style:name="gr21" style:family="graphic" style:parent-style-name="objectwithoutfill">
      <style:graphic-properties svg:stroke-color="#5983b0" draw:fill="none" draw:fill-color="#cccccc" draw:textarea-vertical-align="middle"/>
    </style:style>
    <style:style style:name="gr22" style:family="graphic" style:parent-style-name="standard">
      <style:graphic-properties svg:stroke-color="#5983b0" draw:marker-start="Extrémités_20_de_20_flèche_20_37" draw:marker-start-width="0.3cm" draw:fill-color="#cccccc" draw:textarea-vertical-align="middle"/>
    </style:style>
    <style:style style:name="gr23" style:family="graphic" style:parent-style-name="objectwithoutfill">
      <style:graphic-properties svg:stroke-color="#000000" draw:fill="none" draw:fill-color="#cccccc" draw:textarea-vertical-align="middle"/>
    </style:style>
    <style:style style:name="gr24" style:family="graphic" style:parent-style-name="objectwithoutfill">
      <style:graphic-properties svg:stroke-color="#000000" draw:marker-end="Extrémités_20_de_20_flèche_20_49" draw:marker-end-width="0.3cm" draw:fill="none" draw:fill-color="#cccccc" draw:textarea-vertical-align="middle"/>
    </style:style>
    <style:style style:name="gr25" style:family="graphic" style:parent-style-name="objectwithoutfill">
      <style:graphic-properties svg:stroke-color="#5983b0" draw:marker-end="Extrémités_20_de_20_flèche_20_52" draw:marker-end-width="0.3cm" draw:fill="none" draw:fill-color="#cccccc" draw:textarea-vertical-align="middle"/>
    </style:style>
    <style:style style:name="gr26" style:family="graphic" style:parent-style-name="objectwithoutfill">
      <style:graphic-properties svg:stroke-color="#5983b0" draw:marker-end="Extrémités_20_de_20_flèche_20_53" draw:marker-end-width="0.3cm" draw:fill="none" draw:fill-color="#cccccc" draw:textarea-vertical-align="middle"/>
    </style:style>
    <style:style style:name="gr27" style:family="graphic" style:parent-style-name="objectwithoutfill">
      <style:graphic-properties svg:stroke-color="#5983b0" draw:marker-end="Extrémités_20_de_20_flèche_20_54" draw:marker-end-width="0.3cm" draw:fill="none" draw:fill-color="#cccccc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1cm" fo:min-width="2.2cm"/>
      <style:paragraph-properties style:writing-mode="lr-tb"/>
    </style:style>
    <style:style style:name="gr29" style:family="graphic" style:parent-style-name="standard">
      <style:graphic-properties draw:fill-color="#cccccc" draw:textarea-horizontal-align="justify" draw:textarea-vertical-align="middle" draw:auto-grow-height="false" fo:min-height="6.75cm" fo:min-width="2.5cm"/>
    </style:style>
    <style:style style:name="gr30" style:family="graphic" style:parent-style-name="standard">
      <style:graphic-properties draw:fill-color="#cccccc" draw:textarea-horizontal-align="justify" draw:textarea-vertical-align="middle" draw:auto-grow-height="false" fo:min-height="3.25cm" fo:min-width="2.5cm"/>
    </style:style>
    <style:style style:name="gr31" style:family="graphic" style:parent-style-name="objectwithoutfill">
      <style:graphic-properties svg:stroke-color="#5983b0" draw:marker-end="Extrémités_20_de_20_flèche_20_58" draw:marker-end-width="0.3cm" draw:fill="none" draw:fill-color="#cccccc" draw:textarea-vertical-align="middle"/>
    </style:style>
    <style:style style:name="gr32" style:family="graphic" style:parent-style-name="objectwithoutfill">
      <style:graphic-properties svg:stroke-color="#5983b0" draw:marker-end="Extrémités_20_de_20_flèche_20_59" draw:marker-end-width="0.3cm" draw:fill="none" draw:fill-color="#cccccc" draw:textarea-vertical-align="middle"/>
    </style:style>
    <style:style style:name="gr33" style:family="graphic" style:parent-style-name="objectwithoutfill">
      <style:graphic-properties svg:stroke-color="#5983b0" draw:marker-end="Extrémités_20_de_20_flèche_20_60" draw:marker-end-width="0.3cm" draw:fill="none" draw:fill-color="#cccccc" draw:textarea-vertical-align="middle"/>
    </style:style>
    <style:style style:name="gr34" style:family="graphic" style:parent-style-name="objectwithoutfill">
      <style:graphic-properties svg:stroke-color="#5983b0" draw:marker-end="Extrémités_20_de_20_flèche_20_61" draw:marker-end-width="0.3cm" draw:fill="none" draw:fill-color="#cccccc" draw:textarea-vertical-align="middle"/>
    </style:style>
    <style:style style:name="gr35" style:family="graphic" style:parent-style-name="objectwithoutfill">
      <style:graphic-properties svg:stroke-color="#5983b0" draw:marker-end="Extrémités_20_de_20_flèche_20_62" draw:marker-end-width="0.3cm" draw:fill="none" draw:fill-color="#cccccc" draw:textarea-vertical-align="middle"/>
    </style:style>
    <style:style style:name="gr36" style:family="graphic" style:parent-style-name="objectwithoutfill">
      <style:graphic-properties svg:stroke-color="#5983b0" draw:marker-end="Extrémités_20_de_20_flèche_20_63" draw:marker-end-width="0.3cm" draw:fill="none" draw:fill-color="#cccccc" draw:textarea-vertical-align="middle"/>
    </style:style>
    <style:style style:name="gr37" style:family="graphic" style:parent-style-name="objectwithoutfill">
      <style:graphic-properties svg:stroke-color="#5983b0" draw:marker-end="Extrémités_20_de_20_flèche_20_64" draw:marker-end-width="0.3cm" draw:fill="none" draw:fill-color="#cccccc" draw:textarea-vertical-align="middle"/>
    </style:style>
    <style:style style:name="gr38" style:family="graphic" style:parent-style-name="standard">
      <style:graphic-properties draw:fill-color="#77bc65" draw:textarea-horizontal-align="justify" draw:textarea-vertical-align="middle" draw:auto-grow-height="false" fo:min-height="1cm" fo:min-width="2cm"/>
      <style:paragraph-properties style:writing-mode="lr-tb"/>
    </style:style>
    <style:style style:name="gr39" style:family="graphic" style:parent-style-name="standard">
      <style:graphic-properties svg:stroke-color="#5983b0" draw:fill-color="#ffffd7" draw:textarea-horizontal-align="justify" draw:textarea-vertical-align="middle" draw:auto-grow-height="false" fo:min-height="2.25cm" fo:min-width="17.5cm"/>
    </style:style>
    <style:style style:name="gr40" style:family="graphic" style:parent-style-name="standard">
      <style:graphic-properties svg:stroke-color="#5983b0" draw:fill-color="#ffffd7" draw:textarea-horizontal-align="justify" draw:textarea-vertical-align="middle" draw:auto-grow-height="false" fo:min-height="2.25cm" fo:min-width="4cm"/>
      <style:paragraph-properties style:writing-mode="lr-tb"/>
    </style:style>
    <style:style style:name="gr41" style:family="graphic" style:parent-style-name="standard">
      <style:graphic-properties draw:fill-color="#ffdbb6" draw:textarea-horizontal-align="justify" draw:textarea-vertical-align="middle" draw:auto-grow-height="false" fo:min-height="1cm" fo:min-width="8.5cm"/>
      <style:paragraph-properties style:writing-mode="lr-tb"/>
    </style:style>
    <style:style style:name="gr42" style:family="graphic" style:parent-style-name="standard">
      <style:graphic-properties draw:fill-color="#cccccc" draw:textarea-horizontal-align="justify" draw:textarea-vertical-align="middle" draw:auto-grow-height="false" fo:min-height="1cm" fo:min-width="4cm"/>
      <style:paragraph-properties style:writing-mode="lr-tb"/>
    </style:style>
    <style:style style:name="gr43" style:family="graphic" style:parent-style-name="standard">
      <style:graphic-properties svg:stroke-color="#cccccc" draw:fill-color="#cccccc" draw:textarea-horizontal-align="justify" draw:textarea-vertical-align="middle" draw:auto-grow-height="false" fo:min-height="0.25cm" fo:min-width="2cm"/>
      <style:paragraph-properties style:writing-mode="lr-tb"/>
    </style:style>
    <style:style style:name="gr44" style:family="graphic" style:parent-style-name="objectwithoutfill">
      <style:graphic-properties svg:stroke-color="#5983b0" draw:marker-end="Extrémités_20_de_20_flèche_20_70" draw:marker-end-width="0.3cm" draw:fill="none" draw:fill-color="#ffffd7" draw:textarea-vertical-align="middle"/>
    </style:style>
    <style:style style:name="gr45" style:family="graphic" style:parent-style-name="objectwithoutfill">
      <style:graphic-properties svg:stroke-color="#5983b0" draw:marker-end="Extrémités_20_de_20_flèche_20_72" draw:marker-end-width="0.3cm" draw:fill="none" draw:fill-color="#ffffd7" draw:textarea-vertical-align="middle"/>
    </style:style>
    <style:style style:name="gr46" style:family="graphic" style:parent-style-name="objectwithoutfill">
      <style:graphic-properties svg:stroke-color="#5983b0" draw:fill="none" draw:fill-color="#ffffd7" draw:textarea-vertical-align="middle"/>
    </style:style>
    <style:style style:name="gr47" style:family="graphic" style:parent-style-name="objectwithoutfill">
      <style:graphic-properties svg:stroke-color="#000000" draw:fill="none" draw:fill-color="#ffffd7" draw:textarea-vertical-align="middle"/>
    </style:style>
    <style:style style:name="gr48" style:family="graphic" style:parent-style-name="objectwithoutfill">
      <style:graphic-properties svg:stroke-color="#5983b0" draw:fill="none" draw:textarea-vertical-align="middle"/>
    </style:style>
    <style:style style:name="gr49" style:family="graphic" style:parent-style-name="objectwithoutfill">
      <style:graphic-properties svg:stroke-color="#000000" draw:fill="none" draw:textarea-vertical-align="middle"/>
    </style:style>
    <style:style style:name="gr50" style:family="graphic" style:parent-style-name="standard">
      <style:graphic-properties svg:stroke-color="#5983b0" draw:textarea-vertical-align="middl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objectwithoutfill">
      <style:graphic-properties svg:stroke-color="#000000" draw:marker-end="Extrémités_20_de_20_flèche_20_77" draw:marker-end-width="0.3cm" draw:fill="none" draw:textarea-vertical-align="middle"/>
    </style:style>
    <style:style style:name="gr53" style:family="graphic" style:parent-style-name="objectwithoutfill">
      <style:graphic-properties svg:stroke-color="#000000" draw:marker-end="Extrémités_20_de_20_flèche_20_78" draw:marker-end-width="0.3cm" draw:fill="none" draw:textarea-vertical-align="middle"/>
    </style:style>
    <style:style style:name="gr54" style:family="graphic" style:parent-style-name="objectwithoutfill">
      <style:graphic-properties svg:stroke-color="#5983b0" draw:marker-end="Extrémités_20_de_20_flèche_20_79" draw:marker-end-width="0.3cm" draw:fill="none" draw:textarea-vertical-align="middle"/>
    </style:style>
    <style:style style:name="gr55" style:family="graphic" style:parent-style-name="objectwithoutfill">
      <style:graphic-properties svg:stroke-color="#5983b0" draw:marker-end="Extrémités_20_de_20_flèche_20_80" draw:marker-end-width="0.3cm" draw:fill="none" draw:textarea-vertical-align="middle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729fcf"/>
      <style:paragraph-properties fo:text-align="center" style:writing-mode="lr-tb"/>
    </style:style>
    <style:style style:name="P5" style:family="paragraph">
      <loext:graphic-properties draw:fill-color="#77bc65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77bc65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-color="#ffff38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cccccc"/>
      <style:paragraph-properties fo:text-align="center"/>
    </style:style>
    <style:style style:name="P10" style:family="paragraph">
      <loext:graphic-properties draw:fill-color="#ffffd7"/>
      <style:paragraph-properties fo:text-align="center"/>
    </style:style>
    <style:style style:name="P11" style:family="paragraph">
      <loext:graphic-properties draw:fill-color="#ffffd7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-color="#ffdbb6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-color="#cccccc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loext:graphic-properties draw:fill="none" draw:fill-color="#ffffd7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5.25cm" svg:x="15.25cm" svg:y="1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.75cm" svg:x="24.75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cm" svg:height="3.5cm" svg:x="2.75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5cm" svg:height="1.75cm" svg:x="5.751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5cm" svg:height="1.75cm" svg:x="8.75cm" svg:y="10.3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5cm" svg:height="1.75cm" svg:x="2.75cm" svg:y="10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5.5cm" svg:height="15.831cm" svg:x="5.5cm" svg:y="12.4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cm" svg:height="12.75cm" svg:x="29.75cm" svg:y="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cm" svg:height="12.25cm" svg:x="14.7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" draw:id="id1" draw:layer="layout" svg:width="4.5cm" svg:height="1.25cm" svg:x="6.001cm" svg:y="1.75cm">
          <text:p text:style-name="P3"><text:span text:style-name="T1">Accueil Utilisat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5" draw:id="id5" draw:layer="layout" svg:width="4.5cm" svg:height="1.25cm" svg:x="6.001cm" svg:y="5.25cm">
          <text:p text:style-name="P3"><text:span text:style-name="T1">Menu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" draw:id="id7" draw:layer="layout" svg:width="4.5cm" svg:height="1.25cm" svg:x="15.751cm" svg:y="3.5cm">
          <text:p text:style-name="P3"><text:span text:style-name="T1">Tutoriel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" draw:id="id19" draw:layer="layout" svg:width="4.5cm" svg:height="1.25cm" svg:x="32.5cm" svg:y="1.75cm">
          <text:p text:style-name="P3"><text:span text:style-name="T1">Lecteu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2" draw:id="id12" draw:layer="layout" svg:width="4.5cm" svg:height="1.25cm" svg:x="15.751cm" svg:y="5.25cm">
          <text:p text:style-name="P3"><text:span text:style-name="T1">Performance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" draw:id="id10" draw:layer="layout" svg:width="4.5cm" svg:height="1.25cm" svg:x="15.751cm" svg:y="7cm">
          <text:p text:style-name="P3"><text:span text:style-name="T1">Part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9" draw:id="id9" draw:layer="layout" svg:width="4.5cm" svg:height="1.25cm" svg:x="15.751cm" svg:y="8.75cm">
          <text:p text:style-name="P3"><text:span text:style-name="T1">Résultats</text:span> <text:span text:style-name="T1">recherch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2" draw:id="id2" draw:layer="layout" svg:width="4.5cm" svg:height="1.25cm" svg:x="15.751cm" svg:y="1.75cm">
          <text:p text:style-name="P3"><text:span text:style-name="T1">Contenu</text:span> <text:span text:style-name="T1">uniqu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5" draw:id="id15" draw:layer="layout" svg:width="4.5cm" svg:height="1.25cm" svg:x="15.751cm" svg:y="12.25cm">
          <text:p text:style-name="P3"><text:span text:style-name="T1">Contenus</text:span> <text:span text:style-name="T1">Acheté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7" draw:id="id17" draw:layer="layout" svg:width="4.5cm" svg:height="1.25cm" svg:x="15.751cm" svg:y="10.5cm">
          <text:p text:style-name="P3"><text:span text:style-name="T1">Contenus</text:span> <text:span text:style-name="T1">Utilisateu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.25cm" svg:x="3cm" svg:y="10.625cm">
          <text:p text:style-name="P3"><text:span text:style-name="T1">S’inscrir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25" draw:id="id25" draw:layer="layout" svg:width="4.5cm" svg:height="1.25cm" svg:x="6cm" svg:y="12.625cm">
          <text:p text:style-name="P3"><text:span text:style-name="T1">Mon</text:span> <text:span text:style-name="T1">compt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.25cm" svg:x="9cm" svg:y="10.625cm">
          <text:p text:style-name="P3"><text:span text:style-name="T1">Se</text:span> <text:span text:style-name="T1">connecte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" draw:id="id8" draw:layer="layout" svg:width="4.5cm" svg:height="1.25cm" svg:x="9.001cm" svg:y="7cm">
          <text:p text:style-name="P3"><text:span text:style-name="T1">Recher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3" draw:id="id3" draw:layer="layout" svg:width="4.5cm" svg:height="1.25cm" svg:x="3.001cm" svg:y="7cm">
          <text:p text:style-name="P6"><text:span text:style-name="T1">Contac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cm" svg:height="1.25cm" svg:x="6cm" svg:y="14.375cm">
          <text:p text:style-name="P6"><text:span text:style-name="T1">Éditer nom/prénom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cm" svg:height="1.25cm" svg:x="6cm" svg:y="16.125cm">
          <text:p text:style-name="P6"><text:span text:style-name="T1">Éditer Password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9" draw:id="id29" draw:layer="layout" svg:width="4.5cm" svg:height="1.25cm" svg:x="6cm" svg:y="17.875cm">
          <text:p text:style-name="P6"><text:span text:style-name="T1">Ajouter contenu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6" draw:id="id16" draw:layer="layout" svg:width="4.5cm" svg:height="1.25cm" svg:x="5.969cm" svg:y="19.594cm">
          <text:p text:style-name="P6"><text:span text:style-name="T1">Contenus Utilisateur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4" draw:id="id14" draw:layer="layout" svg:width="4.5cm" svg:height="1.25cm" svg:x="6cm" svg:y="21.25cm">
          <text:p text:style-name="P6"><text:span text:style-name="T1">Contenus acheté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cm" svg:height="1.25cm" svg:x="6cm" svg:y="23cm">
          <text:p text:style-name="P6"><text:span text:style-name="T1">Supprimer compt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4" draw:id="id4" draw:layer="layout" svg:width="4.5cm" svg:height="1.25cm" svg:x="6cm" svg:y="24.875cm">
          <text:p text:style-name="P6"><text:span text:style-name="T1">Notificat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cm" svg:height="1.25cm" svg:x="6cm" svg:y="26.625cm">
          <text:p text:style-name="P6"><text:span text:style-name="T1">Supprimer notific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1" draw:id="id21" draw:layer="layout" svg:width="4.5cm" svg:height="1.25cm" svg:x="32.5cm" svg:y="11cm">
          <text:p text:style-name="P6"><text:span text:style-name="T1">Commentaire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cm" svg:height="1.25cm" svg:x="30cm" svg:y="5.75cm">
          <text:p text:style-name="P6"><text:span text:style-name="T1">Éditer contenu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cm" svg:height="1.25cm" svg:x="30cm" svg:y="7.5cm">
          <text:p text:style-name="P6"><text:span text:style-name="T1">Supprimer cont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20" draw:id="id20" draw:layer="layout" svg:width="4.5cm" svg:height="1.25cm" svg:x="30cm" svg:y="4cm">
          <text:p text:style-name="P6"><text:span text:style-name="T1">Commenter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2" draw:id="id22" draw:layer="layout" svg:width="4.5cm" svg:height="1.25cm" svg:x="35cm" svg:y="5.75cm">
          <text:p text:style-name="P6"><text:span text:style-name="T1">Commenter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cm" svg:height="1.25cm" svg:x="35cm" svg:y="4cm">
          <text:p text:style-name="P6"><text:span text:style-name="T1">Liker contenu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3" draw:id="id23" draw:layer="layout" svg:width="4.5cm" svg:height="1.25cm" svg:x="35cm" svg:y="7.5cm">
          <text:p text:style-name="P6"><text:span text:style-name="T1">Signaler cont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4.5cm" svg:height="1.25cm" svg:x="30cm" svg:y="12.75cm">
          <text:p text:style-name="P6"><text:span text:style-name="T1">Éditer commentair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cm" svg:height="1.25cm" svg:x="35cm" svg:y="12.75cm">
          <text:p text:style-name="P6"><text:span text:style-name="T1">Liker commentair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cm" svg:height="1.25cm" svg:x="23cm" svg:y="4.75cm">
          <text:p text:style-name="P6"><text:span text:style-name="T1">Acheter contenu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cm" svg:height="1.25cm" svg:x="23cm" svg:y="8.25cm">
          <text:p text:style-name="P6"><text:span text:style-name="T1">Voir commentaires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10.501cm" svg:y1="2.375cm" svg:x2="15.751cm" svg:y2="2.375cm" draw:start-shape="id1" draw:start-glue-point="1" draw:end-shape="id2" draw:end-glue-point="3" svg:d="M10501 2375h5250" svg:viewBox="0 0 5251 1">
          <text:p/>
        </draw:connector>
        <draw:connector draw:style-name="gr12" draw:text-style-name="P9" draw:layer="layout" draw:line-skew="-0.25cm" svg:x1="3.001cm" svg:y1="7.625cm" svg:x2="6cm" svg:y2="25.5cm" draw:start-shape="id3" draw:start-glue-point="3" draw:end-shape="id4" svg:d="M3001 7625h-751v17875h3750" svg:viewBox="0 0 3751 17876">
          <text:p/>
        </draw:connector>
        <draw:connector draw:style-name="gr13" draw:text-style-name="P9" draw:layer="layout" svg:x1="8.251cm" svg:y1="6.5cm" svg:x2="8.25cm" svg:y2="12.419cm" draw:start-shape="id5" draw:start-glue-point="2" draw:end-shape="id6" draw:end-glue-point="0" svg:d="M8251 6500v2959h-1v2960" svg:viewBox="0 0 2 5920">
          <text:p/>
        </draw:connector>
        <draw:connector draw:style-name="gr14" draw:text-style-name="P9" xml:id="id30" draw:id="id30" draw:layer="layout" svg:x1="8.251cm" svg:y1="3cm" svg:x2="15.751cm" svg:y2="4.125cm" draw:start-shape="id1" draw:start-glue-point="2" draw:end-shape="id7" draw:end-glue-point="3" svg:d="M8251 3000v1125h7500" svg:viewBox="0 0 7501 1126">
          <text:p/>
        </draw:connector>
        <draw:connector draw:style-name="gr15" draw:text-style-name="P9" draw:layer="layout" svg:x1="11.251cm" svg:y1="8.25cm" svg:x2="15.751cm" svg:y2="9.375cm" draw:start-shape="id8" draw:start-glue-point="2" draw:end-shape="id9" draw:end-glue-point="3" svg:d="M11251 8250v1125h4500" svg:viewBox="0 0 4501 1126">
          <text:p/>
        </draw:connector>
        <draw:connector draw:style-name="gr16" draw:text-style-name="P9" xml:id="id11" draw:id="id11" draw:layer="layout" draw:line-skew="-0.472cm" svg:x1="14.194cm" svg:y1="4.14cm" svg:x2="15.751cm" svg:y2="7.625cm" draw:end-shape="id10" draw:end-glue-point="3" svg:d="M14194 4140h56v3485h1501" svg:viewBox="0 0 1558 3486">
          <text:p/>
        </draw:connector>
        <draw:connector draw:style-name="gr17" draw:text-style-name="P9" draw:layer="layout" draw:line-skew="0.807cm" svg:x1="14.25cm" svg:y1="5.882cm" svg:x2="15.751cm" svg:y2="5.875cm" draw:start-shape="id11" draw:start-glue-point="0" draw:end-shape="id12" draw:end-glue-point="3" svg:d="M14250 5882h250v-7h1251" svg:viewBox="0 0 1502 8">
          <text:p/>
        </draw:connector>
        <draw:connector draw:style-name="gr18" draw:text-style-name="P9" draw:layer="layout" draw:line-skew="-3cm" svg:x1="6.001cm" svg:y1="5.875cm" svg:x2="5.751cm" svg:y2="2.375cm" draw:start-shape="id5" draw:start-glue-point="3" draw:end-shape="id13" draw:end-glue-point="3" svg:d="M6001 5875h-3751v-3500h3501" svg:viewBox="0 0 3752 3501">
          <text:p/>
        </draw:connector>
        <draw:connector draw:style-name="gr19" draw:text-style-name="P9" draw:layer="layout" draw:line-skew="1.374cm" svg:x1="10.5cm" svg:y1="21.875cm" svg:x2="15.751cm" svg:y2="12.875cm" draw:start-shape="id14" draw:start-glue-point="1" draw:end-shape="id15" draw:end-glue-point="3" svg:d="M10500 21875h4000v-9000h1251" svg:viewBox="0 0 5252 9001">
          <text:p/>
        </draw:connector>
        <draw:connector draw:style-name="gr20" draw:text-style-name="P9" draw:layer="layout" draw:line-skew="1.14cm" svg:x1="10.469cm" svg:y1="20.219cm" svg:x2="15.751cm" svg:y2="11.125cm" draw:start-shape="id16" draw:start-glue-point="1" draw:end-shape="id17" draw:end-glue-point="3" svg:d="M10469 20219h3781v-9094h1501" svg:viewBox="0 0 5283 9095">
          <text:p/>
        </draw:connector>
        <draw:line draw:style-name="gr21" draw:text-style-name="P9" draw:layer="layout" svg:x1="21.25cm" svg:y1="2.75cm" svg:x2="21.25cm" svg:y2="11.25cm">
          <text:p/>
        </draw:line>
        <draw:line draw:style-name="gr22" draw:text-style-name="P1" xml:id="id28" draw:id="id28" draw:layer="layout" svg:x1="20.25cm" svg:y1="11.25cm" svg:x2="21.25cm" svg:y2="11.25cm">
          <text:p/>
        </draw:line>
        <draw:line draw:style-name="gr23" draw:text-style-name="P9" xml:id="id18" draw:id="id18" draw:layer="layout" svg:x1="22cm" svg:y1="2cm" svg:x2="22cm" svg:y2="12.5cm">
          <text:p/>
        </draw:line>
        <draw:connector draw:style-name="gr24" draw:text-style-name="P9" draw:layer="layout" draw:line-skew="1.499cm" svg:x1="22cm" svg:y1="7.25cm" svg:x2="32.5cm" svg:y2="2.375cm" draw:start-shape="id18" draw:start-glue-point="1" draw:end-shape="id19" draw:end-glue-point="3" svg:d="M22000 7250h6749v-4875h3751" svg:viewBox="0 0 10501 4876">
          <text:p/>
        </draw:connector>
        <draw:connector draw:style-name="gr25" draw:text-style-name="P9" draw:layer="layout" draw:line-skew="-0.25cm" svg:x1="30cm" svg:y1="4.625cm" svg:x2="32.5cm" svg:y2="11.625cm" draw:start-shape="id20" draw:start-glue-point="3" draw:end-shape="id21" draw:end-glue-point="3" svg:d="M30000 4625h-751v7000h3251" svg:viewBox="0 0 3252 7001">
          <text:p/>
        </draw:connector>
        <draw:connector draw:style-name="gr26" draw:text-style-name="P9" draw:layer="layout" draw:line-skew="-0.001cm" svg:x1="39.5cm" svg:y1="6.375cm" svg:x2="37cm" svg:y2="11.625cm" draw:start-shape="id22" draw:start-glue-point="1" draw:end-shape="id21" draw:end-glue-point="1" svg:d="M39500 6375h500v5250h-3000" svg:viewBox="0 0 3001 5251">
          <text:p/>
        </draw:connector>
        <draw:connector draw:style-name="gr27" draw:text-style-name="P9" draw:layer="layout" draw:line-skew="0.499cm" svg:x1="39.5cm" svg:y1="8.125cm" svg:x2="10.5cm" svg:y2="25.5cm" draw:start-shape="id23" draw:start-glue-point="1" draw:end-shape="id4" svg:d="M39500 8125h1000v17375h-30000" svg:viewBox="0 0 30001 17376">
          <text:p/>
        </draw:connector>
        <draw:line draw:style-name="gr21" draw:text-style-name="P9" draw:layer="layout" svg:x1="30cm" svg:y1="7.75cm" svg:x2="28.25cm" svg:y2="7.75cm">
          <text:p/>
        </draw:line>
        <draw:line draw:style-name="gr21" draw:text-style-name="P9" draw:layer="layout" svg:x1="28.25cm" svg:y1="7.75cm" svg:x2="28.25cm" svg:y2="14.25cm">
          <text:p/>
        </draw:line>
        <draw:line draw:style-name="gr21" draw:text-style-name="P9" draw:layer="layout" svg:x1="28.25cm" svg:y1="14.25cm" svg:x2="11.75cm" svg:y2="14.25cm">
          <text:p/>
        </draw:line>
        <draw:line draw:style-name="gr21" draw:text-style-name="P9" draw:layer="layout" svg:x1="11.75cm" svg:y1="13.25cm" svg:x2="11.75cm" svg:y2="14.25cm">
          <text:p/>
        </draw:line>
        <draw:custom-shape draw:style-name="gr7" draw:text-style-name="P3" draw:layer="layout" svg:width="4.5cm" svg:height="1.25cm" svg:x="25cm" svg:y="14.75cm">
          <text:p text:style-name="P3"><text:span text:style-name="T1">Accueil Administrat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2.7cm" svg:height="1.25cm" svg:x="15.401cm" svg:y="17.75cm">
          <text:p text:style-name="P3"><text:span text:style-name="T1">Utilisateurs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cm" svg:height="7cm" svg:x="18.75cm" svg:y="17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2.7cm" svg:height="1.25cm" svg:x="18.901cm" svg:y="17.75cm">
          <text:p text:style-name="P3"><text:span text:style-name="T1">Contenus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cm" svg:height="3.5cm" svg:x="22.25cm" svg:y="17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2.7cm" svg:height="1.25cm" svg:x="22.401cm" svg:y="17.75cm">
          <text:p text:style-name="P3"><text:span text:style-name="T1">Contenus achetés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cm" svg:height="7cm" svg:x="25.75cm" svg:y="17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2.7cm" svg:height="1.25cm" svg:x="25.901cm" svg:y="17.75cm">
          <text:p text:style-name="P3"><text:span text:style-name="T1">Contac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5.25cm" svg:x="29.25cm" svg:y="17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2.7cm" svg:height="1.25cm" svg:x="29.401cm" svg:y="17.75cm">
          <text:p text:style-name="P3"><text:span text:style-name="T1">Notifica-</text:span></text:p>
          <text:p text:style-name="P3"><text:span text:style-name="T1">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5.25cm" svg:x="32.75cm" svg:y="17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2.7cm" svg:height="1.25cm" svg:x="32.901cm" svg:y="17.75cm">
          <text:p text:style-name="P3"><text:span text:style-name="T1">Signale-</text:span></text:p>
          <text:p text:style-name="P3"><text:span text:style-name="T1">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5.25cm" svg:x="36.25cm" svg:y="17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2.7cm" svg:height="1.25cm" svg:x="36.401cm" svg:y="17.75cm">
          <text:p text:style-name="P3"><text:span text:style-name="T1">Commen-</text:span></text:p>
          <text:p text:style-name="P3"><text:span text:style-name="T1">taires</text:span></text:p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27.25cm" svg:y1="16.25cm" svg:x2="27.25cm" svg:y2="16.75cm">
          <text:p/>
        </draw:line>
        <draw:line draw:style-name="gr21" draw:text-style-name="P9" draw:layer="layout" svg:x1="16.75cm" svg:y1="16.75cm" svg:x2="37.75cm" svg:y2="16.75cm">
          <text:p/>
        </draw:line>
        <draw:line draw:style-name="gr31" draw:text-style-name="P9" draw:layer="layout" svg:x1="16.75cm" svg:y1="16.75cm" svg:x2="16.75cm" svg:y2="17.5cm">
          <text:p/>
        </draw:line>
        <draw:line draw:style-name="gr32" draw:text-style-name="P9" draw:layer="layout" svg:x1="20.25cm" svg:y1="16.75cm" svg:x2="20.25cm" svg:y2="17.5cm">
          <text:p/>
        </draw:line>
        <draw:line draw:style-name="gr33" draw:text-style-name="P9" draw:layer="layout" svg:x1="23.75cm" svg:y1="16.75cm" svg:x2="23.75cm" svg:y2="17.5cm">
          <text:p/>
        </draw:line>
        <draw:line draw:style-name="gr34" draw:text-style-name="P9" draw:layer="layout" svg:x1="27.25cm" svg:y1="16.75cm" svg:x2="27.25cm" svg:y2="17.5cm">
          <text:p/>
        </draw:line>
        <draw:line draw:style-name="gr35" draw:text-style-name="P9" draw:layer="layout" svg:x1="30.75cm" svg:y1="16.75cm" svg:x2="30.75cm" svg:y2="17.5cm">
          <text:p/>
        </draw:line>
        <draw:line draw:style-name="gr36" draw:text-style-name="P9" draw:layer="layout" svg:x1="34.25cm" svg:y1="16.75cm" svg:x2="34.25cm" svg:y2="17.5cm">
          <text:p/>
        </draw:line>
        <draw:line draw:style-name="gr37" draw:text-style-name="P9" draw:layer="layout" svg:x1="37.75cm" svg:y1="16.75cm" svg:x2="37.75cm" svg:y2="17.5cm">
          <text:p/>
        </draw:line>
        <draw:custom-shape draw:style-name="gr38" draw:text-style-name="P7" draw:layer="layout" svg:width="2.5cm" svg:height="1.25cm" svg:x="15.5cm" svg:y="19.5cm">
          <text:p text:style-name="P6"><text:span text:style-name="T1">Éditer utilisateur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2.5cm" svg:height="1.25cm" svg:x="19cm" svg:y="19.5cm">
          <text:p text:style-name="P6"><text:span text:style-name="T1">Éditer contenu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2.5cm" svg:height="1.25cm" svg:x="15.5cm" svg:y="21.25cm">
          <text:p text:style-name="P6"><text:span text:style-name="T1">Supprimer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2.5cm" svg:height="1.25cm" svg:x="19cm" svg:y="21.25cm">
          <text:p text:style-name="P6"><text:span text:style-name="T1">Ajouter contenu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2.5cm" svg:height="1.25cm" svg:x="19cm" svg:y="23cm">
          <text:p text:style-name="P6"><text:span text:style-name="T1">Supprimer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2.5cm" svg:height="1.25cm" svg:x="22.5cm" svg:y="19.5cm">
          <text:p text:style-name="P6"><text:span text:style-name="T1">Supprimer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2.5cm" svg:height="1.25cm" svg:x="26cm" svg:y="23cm">
          <text:p text:style-name="P6"><text:span text:style-name="T1">Supprimer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2.5cm" svg:height="1.25cm" svg:x="29.5cm" svg:y="21.25cm">
          <text:p text:style-name="P6"><text:span text:style-name="T1">Supprimer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2.5cm" svg:height="1.25cm" svg:x="33cm" svg:y="21.25cm">
          <text:p text:style-name="P6"><text:span text:style-name="T1">Supprimer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2.5cm" svg:height="1.25cm" svg:x="36.5cm" svg:y="21.25cm">
          <text:p text:style-name="P6"><text:span text:style-name="T1">Supprimer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2.5cm" svg:height="1.25cm" svg:x="26cm" svg:y="19.5cm">
          <text:p text:style-name="P6"><text:span text:style-name="T1">Voir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2.5cm" svg:height="1.25cm" svg:x="29.5cm" svg:y="19.5cm">
          <text:p text:style-name="P6"><text:span text:style-name="T1">Voir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2.5cm" svg:height="1.25cm" svg:x="33cm" svg:y="19.5cm">
          <text:p text:style-name="P6"><text:span text:style-name="T1">Voir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2.5cm" svg:height="1.25cm" svg:x="36.5cm" svg:y="19.5cm">
          <text:p text:style-name="P6"><text:span text:style-name="T1">Voir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2.5cm" svg:height="1.25cm" svg:x="26cm" svg:y="21.25cm">
          <text:p text:style-name="P6"><text:span text:style-name="T1">Répondre</text:span></text:p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26cm" svg:y1="22cm" svg:x2="23.75cm" svg:y2="22cm">
          <text:p/>
        </draw:line>
        <draw:line draw:style-name="gr21" draw:text-style-name="P9" draw:layer="layout" svg:x1="23.75cm" svg:y1="25.5cm" svg:x2="23.75cm" svg:y2="22cm">
          <text:p/>
        </draw:line>
        <draw:custom-shape draw:style-name="gr39" draw:text-style-name="P10" draw:layer="layout" svg:width="18cm" svg:height="2.5cm" svg:x="23cm" svg:y="26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1" draw:layer="layout" svg:width="4.5cm" svg:height="2.5cm" svg:x="23cm" svg:y="26.2cm">
          <text:p text:style-name="P6"><text:span text:style-name="T1">Légend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cm" svg:height="1.25cm" svg:x="27.5cm" svg:y="26.2cm">
          <text:p text:style-name="P6"><text:span text:style-name="T1">Fon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5cm" svg:height="1.25cm" svg:x="32cm" svg:y="26.2cm">
          <text:p text:style-name="P6"><text:span text:style-name="T1">Section pag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.25cm" svg:x="36.5cm" svg:y="26.2cm">
          <text:p text:style-name="P3"><text:span text:style-name="T1">Nom page</text:span></text:p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9cm" svg:height="1.25cm" svg:x="32cm" svg:y="27.45cm">
          <text:p text:style-name="P6"><text:span text:style-name="T1">Disponible sur toutes les pages de la partie utilisateur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4.5cm" svg:height="1.25cm" svg:x="27.5cm" svg:y="27.45cm">
          <text:p text:style-name="P6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2.5cm" svg:height="0.5cm" svg:x="23.75cm" svg:y="6.5cm">
          <text:p text:style-name="P6"><text:span text:style-name="T1">Si gratuit</text:span></text:p>
          <draw:enhanced-geometry svg:viewBox="0 0 21600 21600" draw:type="rectangle" draw:enhanced-path="M 0 0 L 21600 0 21600 21600 0 21600 0 0 Z N"/>
        </draw:custom-shape>
        <draw:connector draw:style-name="gr44" draw:text-style-name="P14" draw:layer="layout" svg:x1="5.25cm" svg:y1="12.125cm" svg:x2="6cm" svg:y2="13.25cm" draw:start-shape="id24" draw:start-glue-point="2" draw:end-shape="id25" draw:end-glue-point="3" svg:d="M5250 12125v1125h750" svg:viewBox="0 0 751 1126">
          <text:p/>
        </draw:connector>
        <draw:connector draw:style-name="gr45" draw:text-style-name="P14" draw:layer="layout" svg:x1="11.25cm" svg:y1="12.125cm" svg:x2="10.5cm" svg:y2="13.25cm" draw:start-shape="id26" draw:start-glue-point="2" draw:end-shape="id25" draw:end-glue-point="1" svg:d="M11250 12125v1125h-750" svg:viewBox="0 0 751 1126">
          <text:p/>
        </draw:connector>
        <draw:line draw:style-name="gr46" draw:text-style-name="P14" draw:layer="layout" svg:x1="11.25cm" svg:y1="13.25cm" svg:x2="11.75cm" svg:y2="13.25cm">
          <text:p/>
        </draw:line>
        <draw:custom-shape draw:style-name="gr9" draw:text-style-name="P7" xml:id="id27" draw:id="id27" draw:layer="layout" svg:width="4.5cm" svg:height="1.25cm" svg:x="32.5cm" svg:y="9.25cm">
          <text:p text:style-name="P6"><text:span text:style-name="T1">Contenus aut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3" draw:layer="layout" svg:width="2.5cm" svg:height="0.5cm" svg:x="31.086cm" svg:y="3.25cm">
          <text:p text:style-name="P6"><text:span text:style-name="T1">Auteur 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2.5cm" svg:height="0.5cm" svg:x="36cm" svg:y="3.25cm">
          <text:p text:style-name="P6"><text:span text:style-name="T1">Visiteur</text:span></text:p>
          <draw:enhanced-geometry svg:viewBox="0 0 21600 21600" draw:type="rectangle" draw:enhanced-path="M 0 0 L 21600 0 21600 21600 0 21600 0 0 Z N"/>
        </draw:custom-shape>
        <draw:line draw:style-name="gr47" draw:text-style-name="P14" draw:layer="layout" svg:x1="34.75cm" svg:y1="3.5cm" svg:x2="34.75cm" svg:y2="8.75cm">
          <text:p/>
        </draw:line>
        <draw:line draw:style-name="gr47" draw:text-style-name="P14" draw:layer="layout" svg:x1="34.75cm" svg:y1="12.5cm" svg:x2="34.75cm" svg:y2="14cm">
          <text:p/>
        </draw:line>
        <draw:line draw:style-name="gr48" draw:text-style-name="P15" draw:layer="layout" svg:x1="20.25cm" svg:y1="2.75cm" svg:x2="21.25cm" svg:y2="2.75cm">
          <text:p/>
        </draw:line>
        <draw:line draw:style-name="gr48" draw:text-style-name="P15" draw:layer="layout" svg:x1="20.25cm" svg:y1="4.5cm" svg:x2="21.25cm" svg:y2="4.5cm">
          <text:p/>
        </draw:line>
        <draw:line draw:style-name="gr48" draw:text-style-name="P15" draw:layer="layout" svg:x1="20.25cm" svg:y1="6.25cm" svg:x2="21.25cm" svg:y2="6.25cm">
          <text:p/>
        </draw:line>
        <draw:line draw:style-name="gr48" draw:text-style-name="P15" draw:layer="layout" svg:x1="20.251cm" svg:y1="8cm" svg:x2="21.25cm" svg:y2="8cm">
          <text:p/>
        </draw:line>
        <draw:line draw:style-name="gr48" draw:text-style-name="P15" draw:layer="layout" svg:x1="20.25cm" svg:y1="9.75cm" svg:x2="21.25cm" svg:y2="9.75cm">
          <text:p/>
        </draw:line>
        <draw:line draw:style-name="gr49" draw:text-style-name="P15" draw:layer="layout" svg:x1="20.251cm" svg:y1="2cm" svg:x2="22cm" svg:y2="2cm">
          <text:p/>
        </draw:line>
        <draw:line draw:style-name="gr49" draw:text-style-name="P15" draw:layer="layout" svg:x1="20.25cm" svg:y1="3.75cm" svg:x2="22cm" svg:y2="3.75cm">
          <text:p/>
        </draw:line>
        <draw:line draw:style-name="gr49" draw:text-style-name="P15" draw:layer="layout" svg:x1="20.25cm" svg:y1="5.5cm" svg:x2="22cm" svg:y2="5.5cm">
          <text:p/>
        </draw:line>
        <draw:line draw:style-name="gr49" draw:text-style-name="P15" draw:layer="layout" svg:x1="20.251cm" svg:y1="7.25cm" svg:x2="22cm" svg:y2="7.25cm">
          <text:p/>
        </draw:line>
        <draw:line draw:style-name="gr49" draw:text-style-name="P15" draw:layer="layout" svg:x1="20.25cm" svg:y1="9cm" svg:x2="22cm" svg:y2="9cm">
          <text:p/>
        </draw:line>
        <draw:line draw:style-name="gr49" draw:text-style-name="P15" draw:layer="layout" svg:x1="20.251cm" svg:y1="10.75cm" svg:x2="22cm" svg:y2="10.75cm">
          <text:p/>
        </draw:line>
        <draw:line draw:style-name="gr49" draw:text-style-name="P15" draw:layer="layout" svg:x1="20.251cm" svg:y1="12.5cm" svg:x2="22cm" svg:y2="12.5cm">
          <text:p/>
        </draw:line>
        <draw:connector draw:style-name="gr50" draw:text-style-name="P16" draw:layer="layout" svg:x1="32.5cm" svg:y1="9.875cm" svg:x2="21.25cm" svg:y2="11.25cm" draw:start-shape="id27" draw:start-glue-point="3" draw:end-shape="id28" draw:end-glue-point="1" svg:d="M32500 9875h-5625v1375h-5625" svg:viewBox="0 0 11251 1376">
          <text:p/>
        </draw:connector>
        <draw:line draw:style-name="gr49" draw:text-style-name="P15" draw:layer="layout" svg:x1="27.5cm" svg:y1="5.5cm" svg:x2="28.75cm" svg:y2="5.5cm">
          <text:p/>
        </draw:line>
        <draw:line draw:style-name="gr48" draw:text-style-name="P15" draw:layer="layout" svg:x1="10.5cm" svg:y1="5.875cm" svg:x2="14.25cm" svg:y2="5.875cm">
          <text:p/>
        </draw:line>
        <draw:connector draw:style-name="gr50" draw:text-style-name="P16" draw:layer="layout" draw:line-skew="-3.999cm" svg:x1="6cm" svg:y1="18.5cm" svg:x2="8.251cm" svg:y2="4.125cm" draw:start-shape="id29" draw:start-glue-point="3" draw:end-shape="id30" draw:end-glue-point="0" svg:d="M6000 18500h-4500v-14375h6751" svg:viewBox="0 0 6752 14376">
          <text:p/>
        </draw:connector>
        <draw:line draw:style-name="gr51" draw:text-style-name="P15" draw:layer="layout" svg:x1="20.25cm" svg:y1="13cm" svg:x2="21.25cm" svg:y2="13cm">
          <text:p/>
        </draw:line>
        <draw:line draw:style-name="gr48" draw:text-style-name="P15" draw:layer="layout" svg:x1="21.25cm" svg:y1="11.25cm" svg:x2="21.25cm" svg:y2="13cm">
          <text:p/>
        </draw:line>
        <draw:line draw:style-name="gr49" draw:text-style-name="P15" draw:layer="layout" svg:x1="22.5cm" svg:y1="7.25cm" svg:x2="22.5cm" svg:y2="5.5cm">
          <text:p/>
        </draw:line>
        <draw:line draw:style-name="gr52" draw:text-style-name="P15" draw:layer="layout" svg:x1="22.5cm" svg:y1="5.5cm" svg:x2="23cm" svg:y2="5.5cm">
          <text:p/>
        </draw:line>
        <draw:line draw:style-name="gr49" draw:text-style-name="P15" draw:layer="layout" svg:x1="22.5cm" svg:y1="7.25cm" svg:x2="22.5cm" svg:y2="9cm">
          <text:p/>
        </draw:line>
        <draw:line draw:style-name="gr53" draw:text-style-name="P15" draw:layer="layout" svg:x1="22.5cm" svg:y1="9cm" svg:x2="23cm" svg:y2="9cm">
          <text:p/>
        </draw:line>
        <draw:line draw:style-name="gr48" draw:text-style-name="P15" draw:layer="layout" svg:x1="8.25cm" svg:y1="9.75cm" svg:x2="5.25cm" svg:y2="9.75cm">
          <text:p/>
        </draw:line>
        <draw:line draw:style-name="gr54" draw:text-style-name="P15" draw:layer="layout" svg:x1="5.25cm" svg:y1="9.75cm" svg:x2="5.25cm" svg:y2="10.25cm">
          <text:p/>
        </draw:line>
        <draw:line draw:style-name="gr48" draw:text-style-name="P15" draw:layer="layout" svg:x1="8.25cm" svg:y1="9.75cm" svg:x2="11.25cm" svg:y2="9.75cm">
          <text:p/>
        </draw:line>
        <draw:line draw:style-name="gr55" draw:text-style-name="P15" draw:layer="layout" svg:x1="11.25cm" svg:y1="9.75cm" svg:x2="11.25cm" svg:y2="10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3" draw:display-name="Extrémités de flèche 3" svg:viewBox="0 0 20 20" svg:d="M0 20l10-20 10 20z"/>
    <draw:marker draw:name="Extrémités_20_de_20_flèche_20_37" draw:display-name="Extrémités de flèche 37" svg:viewBox="0 0 20 20" svg:d="M0 20l10-20 10 20z"/>
    <draw:marker draw:name="Extrémités_20_de_20_flèche_20_49" draw:display-name="Extrémités de flèche 49" svg:viewBox="0 0 20 20" svg:d="M0 20l10-20 10 20z"/>
    <draw:marker draw:name="Extrémités_20_de_20_flèche_20_5" draw:display-name="Extrémités de flèche 5" svg:viewBox="0 0 20 20" svg:d="M0 20l10-20 10 20z"/>
    <draw:marker draw:name="Extrémités_20_de_20_flèche_20_52" draw:display-name="Extrémités de flèche 52" svg:viewBox="0 0 20 20" svg:d="M0 20l10-20 10 20z"/>
    <draw:marker draw:name="Extrémités_20_de_20_flèche_20_53" draw:display-name="Extrémités de flèche 53" svg:viewBox="0 0 20 20" svg:d="M0 20l10-20 10 20z"/>
    <draw:marker draw:name="Extrémités_20_de_20_flèche_20_54" draw:display-name="Extrémités de flèche 54" svg:viewBox="0 0 20 20" svg:d="M0 20l10-20 10 20z"/>
    <draw:marker draw:name="Extrémités_20_de_20_flèche_20_58" draw:display-name="Extrémités de flèche 58" svg:viewBox="0 0 20 20" svg:d="M0 20l10-20 10 20z"/>
    <draw:marker draw:name="Extrémités_20_de_20_flèche_20_59" draw:display-name="Extrémités de flèche 59" svg:viewBox="0 0 20 20" svg:d="M0 20l10-20 10 20z"/>
    <draw:marker draw:name="Extrémités_20_de_20_flèche_20_6" draw:display-name="Extrémités de flèche 6" svg:viewBox="0 0 20 20" svg:d="M0 20l10-20 10 20z"/>
    <draw:marker draw:name="Extrémités_20_de_20_flèche_20_60" draw:display-name="Extrémités de flèche 60" svg:viewBox="0 0 20 20" svg:d="M0 20l10-20 10 20z"/>
    <draw:marker draw:name="Extrémités_20_de_20_flèche_20_61" draw:display-name="Extrémités de flèche 61" svg:viewBox="0 0 20 20" svg:d="M0 20l10-20 10 20z"/>
    <draw:marker draw:name="Extrémités_20_de_20_flèche_20_62" draw:display-name="Extrémités de flèche 62" svg:viewBox="0 0 20 20" svg:d="M0 20l10-20 10 20z"/>
    <draw:marker draw:name="Extrémités_20_de_20_flèche_20_63" draw:display-name="Extrémités de flèche 63" svg:viewBox="0 0 20 20" svg:d="M0 20l10-20 10 20z"/>
    <draw:marker draw:name="Extrémités_20_de_20_flèche_20_64" draw:display-name="Extrémités de flèche 64" svg:viewBox="0 0 20 20" svg:d="M0 20l10-20 10 20z"/>
    <draw:marker draw:name="Extrémités_20_de_20_flèche_20_7" draw:display-name="Extrémités de flèche 7" svg:viewBox="0 0 20 20" svg:d="M0 20l10-20 10 20z"/>
    <draw:marker draw:name="Extrémités_20_de_20_flèche_20_70" draw:display-name="Extrémités de flèche 70" svg:viewBox="0 0 20 20" svg:d="M0 20l10-20 10 20z"/>
    <draw:marker draw:name="Extrémités_20_de_20_flèche_20_72" draw:display-name="Extrémités de flèche 72" svg:viewBox="0 0 20 20" svg:d="M0 20l10-20 10 20z"/>
    <draw:marker draw:name="Extrémités_20_de_20_flèche_20_77" draw:display-name="Extrémités de flèche 77" svg:viewBox="0 0 20 20" svg:d="M0 20l10-20 10 20z"/>
    <draw:marker draw:name="Extrémités_20_de_20_flèche_20_78" draw:display-name="Extrémités de flèche 78" svg:viewBox="0 0 20 20" svg:d="M0 20l10-20 10 20z"/>
    <draw:marker draw:name="Extrémités_20_de_20_flèche_20_79" draw:display-name="Extrémités de flèche 79" svg:viewBox="0 0 20 20" svg:d="M0 20l10-20 10 20z"/>
    <draw:marker draw:name="Extrémités_20_de_20_flèche_20_80" draw:display-name="Extrémités de flèche 80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2T15:36:55.845000000</meta:creation-date>
    <dc:date>2022-10-02T21:14:27.240000000</dc:date>
    <meta:editing-duration>PT4H3M42S</meta:editing-duration>
    <meta:editing-cycles>99</meta:editing-cycles>
    <meta:generator>LibreOffice/7.4.1.2$Windows_X86_64 LibreOffice_project/3c58a8f3a960df8bc8fd77b461821e42c061c5f0</meta:generator>
    <meta:document-statistic meta:object-count="146"/>
  </office:meta>
</office:document-meta>
</file>